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bb6df" officeooo:paragraph-rsid="000bb6df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4ba9" officeooo:paragraph-rsid="000b4ba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985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f4fbe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2eef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0aae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65e87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7ec99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ae242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20127e" officeooo:paragraph-rsid="0020127e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ea985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f4fb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2ee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9dd4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c7be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ae242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65e8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7ec99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0f9858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2a50b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officeooo:rsid="0013a5ad" officeooo:paragraph-rsid="000ea985"/>
    </style:style>
    <style:style style:name="P28" style:family="paragraph" style:parent-style-name="Standard">
      <style:paragraph-properties fo:text-align="start" style:justify-single-word="false"/>
      <style:text-properties officeooo:rsid="0013a5ad" officeooo:paragraph-rsid="000f4fbe"/>
    </style:style>
    <style:style style:name="P29" style:family="paragraph" style:parent-style-name="Standard">
      <style:paragraph-properties fo:text-align="start" style:justify-single-word="false"/>
      <style:text-properties officeooo:rsid="0013a5ad" officeooo:paragraph-rsid="00102eef"/>
    </style:style>
    <style:style style:name="P30" style:family="paragraph" style:parent-style-name="Standard">
      <style:paragraph-properties fo:text-align="start" style:justify-single-word="false"/>
      <style:text-properties officeooo:rsid="0013a5ad" officeooo:paragraph-rsid="00109dd4"/>
    </style:style>
    <style:style style:name="P31" style:family="paragraph" style:parent-style-name="Standard">
      <style:paragraph-properties fo:text-align="start" style:justify-single-word="false"/>
      <style:text-properties officeooo:rsid="0013a5ad" officeooo:paragraph-rsid="00165e87"/>
    </style:style>
    <style:style style:name="P32" style:family="paragraph" style:parent-style-name="Standard">
      <style:paragraph-properties fo:text-align="start" style:justify-single-word="false"/>
      <style:text-properties officeooo:rsid="0013a5ad" officeooo:paragraph-rsid="0017ec99"/>
    </style:style>
    <style:style style:name="P33" style:family="paragraph" style:parent-style-name="Standard">
      <style:paragraph-properties fo:text-align="start" style:justify-single-word="false"/>
      <style:text-properties officeooo:rsid="0013a5ad" officeooo:paragraph-rsid="001ae242"/>
    </style:style>
    <style:style style:name="P34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65e87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0f9858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33304" style:font-size-asian="14pt" style:font-weight-asian="bold" style:font-size-complex="14pt" style:font-weight-complex="bold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33304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style="normal" fo:font-weight="normal" officeooo:rsid="002194d7" officeooo:paragraph-rsid="002194d7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officeooo:rsid="0013a5ad" officeooo:paragraph-rsid="00233304"/>
    </style:style>
    <style:style style:name="T1" style:family="text">
      <style:text-properties officeooo:rsid="000c6e1a"/>
    </style:style>
    <style:style style:name="T2" style:family="text">
      <style:text-properties officeooo:rsid="000ced6c"/>
    </style:style>
    <style:style style:name="T3" style:family="text">
      <style:text-properties officeooo:rsid="000bb6df"/>
    </style:style>
    <style:style style:name="T4" style:family="text">
      <style:text-properties officeooo:rsid="000ea985"/>
    </style:style>
    <style:style style:name="T5" style:family="text">
      <style:text-properties officeooo:rsid="000f4fbe"/>
    </style:style>
    <style:style style:name="T6" style:family="text">
      <style:text-properties officeooo:rsid="00102eef"/>
    </style:style>
    <style:style style:name="T7" style:family="text">
      <style:text-properties officeooo:rsid="00109dd4"/>
    </style:style>
    <style:style style:name="T8" style:family="text">
      <style:text-properties officeooo:rsid="0012df79"/>
    </style:style>
    <style:style style:name="T9" style:family="text">
      <style:text-properties officeooo:rsid="0013a5ad"/>
    </style:style>
    <style:style style:name="T10" style:family="text">
      <style:text-properties officeooo:rsid="00140aae"/>
    </style:style>
    <style:style style:name="T11" style:family="text">
      <style:text-properties officeooo:rsid="0014c7be"/>
    </style:style>
    <style:style style:name="T12" style:family="text">
      <style:text-properties officeooo:rsid="00165e87"/>
    </style:style>
    <style:style style:name="T13" style:family="text">
      <style:text-properties officeooo:rsid="0017ec99"/>
    </style:style>
    <style:style style:name="T14" style:family="text">
      <style:text-properties officeooo:rsid="001ae242"/>
    </style:style>
    <style:style style:name="T15" style:family="text">
      <style:text-properties officeooo:rsid="001ca16d"/>
    </style:style>
    <style:style style:name="T16" style:family="text">
      <style:text-properties officeooo:rsid="002333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ball <text:span text:style-name="T3">a</text:span>utònom</text:p>
      <text:p text:style-name="P25"/>
      <text:p text:style-name="P25">Si no s'indica una altra cosa, el format d'entrega de tasques és en document PDF.</text:p>
      <text:p text:style-name="P3"/>
      <text:p text:style-name="P26">Cada dia de retard en l'entrega resta 0,5 punts de la nota.</text:p>
      <text:p text:style-name="P16"/>
      <text:p text:style-name="P16">Tasca 1:</text:p>
      <text:p text:style-name="P4">Enviar un corrreu electrònic a <text:a xlink:type="simple" xlink:href="mailto:pposada@cifpnauticopesquera.es">pposada@cifpnauticopesquera.es</text:a>, indicant:</text:p>
      <text:p text:style-name="P4"/>
      <text:list xml:id="list3076847249687864736" text:style-name="L1">
        <text:list-item>
          <text:p text:style-name="P38">Nom </text:p>
        </text:list-item>
        <text:list-item>
          <text:p text:style-name="P38">Sistema operatiu del PC utilitzat a casa</text:p>
        </text:list-item>
      </text:list>
      <text:p text:style-name="P27"/>
      <text:p text:style-name="P4">El termini d'entrega és di<text:span text:style-name="T4">lluns</text:span> <text:span text:style-name="T4">30</text:span>/09/24. </text:p>
      <text:p text:style-name="P4"/>
      <text:p text:style-name="P4"/>
      <text:p text:style-name="P17">Tasca <text:span text:style-name="T5">2</text:span>:</text:p>
      <text:p text:style-name="P5">Enviar un corrreu electrònic a <text:a xlink:type="simple" xlink:href="mailto:pposada@cifpnauticopesquera.es">pposada@cifpnauticopesquera.es</text:a>, <text:span text:style-name="T5">amb la solució de l'exercici 1.11-1 dels apunts de la </text:span><text:a xlink:type="simple" xlink:href="https://paulinoposada.github.io/web_e/web_e_2425/documents/apunts/unitat_3_serie_paralelo/e_apunts_ud_3_1_gs.pdf"><text:span text:style-name="T5">unitat 3</text:span></text:a><text:span text:style-name="T5">.</text:span></text:p>
      <text:p text:style-name="P28"/>
      <text:p text:style-name="P6">El termini d'entrega és di<text:span text:style-name="T5">marts</text:span> <text:span text:style-name="T5">01</text:span>/<text:span text:style-name="T5">10</text:span>/24.</text:p>
      <text:p text:style-name="P6"/>
      <text:p text:style-name="P6"/>
      <text:p text:style-name="P18">Tasca <text:span text:style-name="T6">3</text:span>:</text:p>
      <text:p text:style-name="P6">Enviar un corrreu electrònic a <text:a xlink:type="simple" xlink:href="mailto:pposada@cifpnauticopesquera.es">pposada@cifpnauticopesquera.es</text:a>, <text:span text:style-name="T5">amb la solució de l'exercici 1.4-5 dels apunts de la </text:span><text:a xlink:type="simple" xlink:href="https://paulinoposada.github.io/web_e/web_e_2425/documents/apunts/unitat_4_analisis_redes/e_apunts_ud_4_gs.pdf"><text:span text:style-name="T5">unitat 4</text:span></text:a><text:span text:style-name="T5">.</text:span></text:p>
      <text:p text:style-name="P29"/>
      <text:p text:style-name="P6">El termini d'entrega és di<text:span text:style-name="T6">lluns</text:span> <text:span text:style-name="T5">07</text:span>/<text:span text:style-name="T5">10</text:span>/24 .</text:p>
      <text:p text:style-name="P6"/>
      <text:p text:style-name="P6"/>
      <text:p text:style-name="P19">Tasca <text:span text:style-name="T7">4</text:span>:</text:p>
      <text:p text:style-name="P7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4.pdf"><text:span text:style-name="T5">exercici</text:span></text:a><text:span text:style-name="T5">.</text:span></text:p>
      <text:p text:style-name="P30"/>
      <text:p text:style-name="P7">El termini d'entrega és di<text:span text:style-name="T6">lluns</text:span> <text:span text:style-name="T8">14</text:span>/<text:span text:style-name="T5">10</text:span>/24 .</text:p>
      <text:p text:style-name="P7"/>
      <text:p text:style-name="P15"><text:a xlink:type="simple" xlink:href="https://paulinoposada.github.io/web_e/web_e_2425/documents/ta/ta_04_sol.pdf">Solució tasca 4</text:a></text:p>
      <text:p text:style-name="P20"/>
      <text:p text:style-name="P34">Tasca <text:span text:style-name="T10">5</text:span>:</text:p>
      <text:p text:style-name="P8"><text:span text:style-name="T9">Enviar un corrreu electrònic a </text:span><text:a xlink:type="simple" xlink:href="mailto:pposada@cifpnauticopesquera.es"><text:span text:style-name="T9">pposada@cifpnauticopesquera.es</text:span></text:a><text:span text:style-name="T9">, amb la solució al següent enunciat.</text:span></text:p>
      <text:p text:style-name="P13"/>
      <text:p text:style-name="P13">Fes un esquema d'un circuit pont, amb les resistències R1, R2 i R3 de 1 kohm i un potenciòmetre de 10 kohm.<text:line-break/>En la diagonal del circuit hi ha dos diodes, connectats un en sentit contrari de l'altre.<text:line-break/><text:line-break/>Explica què passa, si es varia la resistècnia del potenciòmentre del minim al màxim.<text:line-break/><text:line-break/>Fes 3 esquemes indicant els valor de tensió i la direcció del corrent en la diagonal del circuit, amb el potenciòmetre amb resistència mínima, de 1 kohm i màxima. Indica quin diode s'encen en cada cas o si queden apagats.<text:line-break/><text:line-break/>Entregar en format pdf.<text:line-break/><text:line-break/>Indicar el nom en el full amb la tarea.</text:p>
      <text:p text:style-name="P13"/>
      <text:p text:style-name="P8">El termini d'entrega és di<text:span text:style-name="T6">lluns</text:span> <text:span text:style-name="T8">14</text:span>/<text:span text:style-name="T5">10</text:span>/24.</text:p>
      <text:p text:style-name="P8"/>
      <text:p text:style-name="P15"><text:a xlink:type="simple" xlink:href="https://paulinoposada.github.io/web_e/web_e_2425/documents/ta/ta_05_sol.pdf">Solució tasca 5</text:a></text:p>
      <text:p text:style-name="P21"/>
      <text:p text:style-name="P21">Tasca <text:span text:style-name="T11">6</text:span>:</text:p>
      <text:p text:style-name="P9">Enviar un corrreu electrònic a <text:a xlink:type="simple" xlink:href="mailto:pposada@cifpnauticopesquera.es">pposada@cifpnauticopesquera.es</text:a>, amb la solució al<text:span text:style-name="T11">s </text:span><text:a xlink:type="simple" xlink:href="https://paulinoposada.github.io/web_e/web_e_2425/documents/ta/ta_06.pdf"><text:span text:style-name="T11">exercicis</text:span></text:a>.</text:p>
      <text:p text:style-name="P14"/>
      <text:p text:style-name="P14"/>
      <text:p text:style-name="P14">Entregar en format pdf.<text:line-break/><text:line-break/>Indicar el nom en el full amb la tarea.</text:p>
      <text:p text:style-name="P14"/>
      <text:p text:style-name="P9">El termini d'entrega és di<text:span text:style-name="T6">lluns</text:span> <text:span text:style-name="T11">21</text:span>/<text:span text:style-name="T5">10</text:span>/24.</text:p>
      <text:p text:style-name="P9"/>
      <text:p text:style-name="P15"><text:a xlink:type="simple" xlink:href="https://paulinoposada.github.io/web_e/web_e_2425/documents/ta/ta_06_sol.pdf">Solució tasca 6</text:a></text:p>
      <text:p text:style-name="P9"/>
      <text:p text:style-name="P23"/>
      <text:p text:style-name="P35">Tasca <text:span text:style-name="T12">7</text:span>:</text:p>
      <text:p text:style-name="P10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7.pdf"><text:span text:style-name="T5">exercici</text:span></text:a><text:span text:style-name="T5">.</text:span></text:p>
      <text:p text:style-name="P31"/>
      <text:p text:style-name="P10">El termini d'entrega és di<text:span text:style-name="T6">lluns</text:span> <text:span text:style-name="T12">21</text:span>/<text:span text:style-name="T5">10</text:span>/24 .</text:p>
      <text:p text:style-name="P10"/>
      <text:p text:style-name="P15"><text:a xlink:type="simple" xlink:href="https://paulinoposada.github.io/web_e/web_e_2425/documents/ta/ta_07_sol.pdf">Solució tasca 7</text:a></text:p>
      <text:p text:style-name="P24"/>
      <text:p text:style-name="P24"/>
      <text:p text:style-name="P24">Tasca <text:span text:style-name="T13">8</text:span>:</text:p>
      <text:p text:style-name="P11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8.pdf"><text:span text:style-name="T5">exercici</text:span></text:a><text:span text:style-name="T5">.</text:span></text:p>
      <text:p text:style-name="P32"/>
      <text:p text:style-name="P11">El termini d'entrega és di<text:span text:style-name="T13">jous</text:span> <text:span text:style-name="T12">24</text:span>/<text:span text:style-name="T5">10</text:span>/24 .</text:p>
      <text:p text:style-name="P11"/>
      <text:p text:style-name="P15"><text:a xlink:type="simple" xlink:href="https://paulinoposada.github.io/web_e/web_e_2425/documents/ta/ta_08_sol.pdf">Solució tasca 8</text:a></text:p>
      <text:p text:style-name="P22"/>
      <text:p text:style-name="P22">Tasca <text:span text:style-name="T14">9</text:span>:</text:p>
      <text:p text:style-name="P12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9.pdf"><text:span text:style-name="T5">exercici</text:span></text:a><text:span text:style-name="T5">.</text:span></text:p>
      <text:p text:style-name="P33"/>
      <text:p text:style-name="P12">El termini d'entrega és di<text:span text:style-name="T14">mecres</text:span> <text:span text:style-name="T15">30</text:span>/<text:span text:style-name="T5">10</text:span>/24 .</text:p>
      <text:p text:style-name="P12"/>
      <text:p text:style-name="P40"><text:a xlink:type="simple" xlink:href="https://paulinoposada.github.io/web_e/web_e_2425/documents/ta/ta_09_sol.pdf">Solució tasca 9</text:a></text:p>
      <text:p text:style-name="P40"/>
      <text:p text:style-name="P40"/>
      <text:p text:style-name="P37">Tasca <text:span text:style-name="T16">10</text:span>:</text:p>
      <text:p text:style-name="P39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10.pdf"><text:span text:style-name="T5">exercici</text:span></text:a><text:span text:style-name="T5">.</text:span></text:p>
      <text:p text:style-name="P41"/>
      <text:p text:style-name="P39">El termini d'entrega és di<text:span text:style-name="T16">lluns</text:span> <text:span text:style-name="T16">18</text:span>/<text:span text:style-name="T5">11</text:span>/24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b6df" officeooo:paragraph-rsid="000bb6df"/>
    </style:style>
    <style:style style:name="MT1" style:family="text">
      <style:text-properties officeooo:rsid="000c6e1a"/>
    </style:style>
    <style:style style:name="MT2" style:family="text">
      <style:text-properties officeooo:rsid="000ced6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tat</text:span><text:tab/><text:tab/>Curs 2<text:span text:style-name="MT2">4</text:span>/2<text:span text:style-name="MT2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1-13T07:08:55.452374900</dc:date>
    <meta:editing-duration>PT7M34S</meta:editing-duration>
    <meta:editing-cycles>30</meta:editing-cycles>
    <meta:document-statistic meta:table-count="0" meta:image-count="0" meta:object-count="0" meta:page-count="3" meta:paragraph-count="44" meta:word-count="385" meta:character-count="2422" meta:non-whitespace-character-count="2075"/>
  </office:meta>
</office:document-meta>
</file>